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67.41pt"/>
    </style:style>
    <style:style style:name="co3" style:family="table-column">
      <style:table-column-properties fo:break-before="auto" style:column-width="84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resutado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t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 calcext:value-type="string">
            <text:p>EDUARDO GABRIEL KENZO TANAKA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VINÍCIUS YUJI HARA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Transferência de arquivo de 80mb</text:p>
          </table:table-cell>
          <table:table-cell table:style-name="ce2" table:number-columns-repeated="3"/>
          <table:table-cell/>
          <table:table-cell table:style-name="ce5" office:value-type="string" calcext:value-type="string">
            <text:p>Transferência de 1.000.000 bytes em memória</text:p>
          </table:table-cell>
          <table:table-cell table:style-name="ce2" table:number-columns-repeated="3"/>
          <table:table-cell table:number-columns-repeated="3"/>
          <table:table-cell table:style-name="ce10"/>
          <table:table-cell table:number-columns-repeated="1010"/>
        </table:table-row>
        <table:table-row table:style-name="ro1">
          <table:table-cell table:style-name="ce3"/>
          <table:table-cell table:style-name="ce3" office:value-type="string" calcext:value-type="string">
            <text:p>Tamanho Pacote (Bytes)</text:p>
          </table:table-cell>
          <table:table-cell table:style-name="ce3" office:value-type="string" calcext:value-type="string">
            <text:p>Tempo TCP (s)</text:p>
          </table:table-cell>
          <table:table-cell table:style-name="ce3" office:value-type="string" calcext:value-type="string">
            <text:p>Tempo UDP (s)</text:p>
          </table:table-cell>
          <table:table-cell table:style-name="ce3" office:value-type="string" calcext:value-type="string">
            <text:p>% Recebido UDP</text:p>
          </table:table-cell>
          <table:table-cell/>
          <table:table-cell table:style-name="ce3" office:value-type="string" calcext:value-type="string">
            <text:p>Tamanho Pacote (Bytes)</text:p>
          </table:table-cell>
          <table:table-cell table:style-name="ce3" office:value-type="string" calcext:value-type="string">
            <text:p>Tempo TCP (s)</text:p>
          </table:table-cell>
          <table:table-cell table:style-name="ce3" office:value-type="string" calcext:value-type="string">
            <text:p>Tempo UDP (s)</text:p>
          </table:table-cell>
          <table:table-cell table:style-name="ce3" office:value-type="string" calcext:value-type="string">
            <text:p>% Recebido UDP</text:p>
          </table:table-cell>
          <table:table-cell/>
          <table:table-cell table:style-name="ce1"/>
          <table:table-cell/>
          <table:table-cell table:style-name="ce10"/>
          <table:table-cell table:number-columns-repeated="1010"/>
        </table:table-row>
        <table:table-row table:style-name="ro1"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6" office:value-type="float" office:value="3.9015" calcext:value-type="float">
            <text:p>3.90150</text:p>
          </table:table-cell>
          <table:table-cell table:style-name="ce6" office:value-type="float" office:value="10.6901" calcext:value-type="float">
            <text:p>10.69010</text:p>
          </table:table-cell>
          <table:table-cell table:style-name="ce6" office:value-type="float" office:value="0.6666" calcext:value-type="float">
            <text:p>0.66660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6" office:value-type="float" office:value="0.056458" calcext:value-type="float">
            <text:p>0.05646</text:p>
          </table:table-cell>
          <table:table-cell table:style-name="ce6" office:value-type="float" office:value="0.124786" calcext:value-type="float">
            <text:p>0.12479</text:p>
          </table:table-cell>
          <table:table-cell table:style-name="ce4" office:value-type="float" office:value="0.77082" calcext:value-type="float">
            <text:p>0.77082</text:p>
          </table:table-cell>
          <table:table-cell/>
          <table:table-cell table:style-name="ce1"/>
          <table:table-cell/>
          <table:table-cell table:style-name="ce10"/>
          <table:table-cell table:number-columns-repeated="2"/>
          <table:table-cell table:style-name="ce8"/>
          <table:table-cell table:number-columns-repeated="1007"/>
        </table:table-row>
        <table:table-row table:style-name="ro1"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0.8756" calcext:value-type="float">
            <text:p>0.87560</text:p>
          </table:table-cell>
          <table:table-cell table:style-name="ce6" office:value-type="float" office:value="2.1034" calcext:value-type="float">
            <text:p>2.10340</text:p>
          </table:table-cell>
          <table:table-cell table:style-name="ce6" office:value-type="float" office:value="0.73878" calcext:value-type="float">
            <text:p>0.73878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0.018492" calcext:value-type="float">
            <text:p>0.01849</text:p>
          </table:table-cell>
          <table:table-cell table:style-name="ce4" office:value-type="float" office:value="0.028668" calcext:value-type="float">
            <text:p>0.028668</text:p>
          </table:table-cell>
          <table:table-cell table:style-name="ce1" office:value-type="float" office:value="0.89486" calcext:value-type="float">
            <text:p>0.89486</text:p>
          </table:table-cell>
          <table:table-cell/>
          <table:table-cell table:style-name="ce1"/>
          <table:table-cell/>
          <table:table-cell table:style-name="ce10"/>
          <table:table-cell table:number-columns-repeated="1010"/>
        </table:table-row>
        <table:table-row table:style-name="ro1">
          <table:table-cell table:style-name="ce4"/>
          <table:table-cell table:style-name="ce4" office:value-type="float" office:value="1024" calcext:value-type="float">
            <text:p>1024</text:p>
          </table:table-cell>
          <table:table-cell table:style-name="ce6" office:value-type="float" office:value="0.7615" calcext:value-type="float">
            <text:p>0.76150</text:p>
          </table:table-cell>
          <table:table-cell table:style-name="ce6" office:value-type="float" office:value="0.741" calcext:value-type="float">
            <text:p>0.74100</text:p>
          </table:table-cell>
          <table:table-cell table:style-name="ce6" office:value-type="float" office:value="0.9881" calcext:value-type="float">
            <text:p>0.98810</text:p>
          </table:table-cell>
          <table:table-cell/>
          <table:table-cell table:style-name="ce4" office:value-type="float" office:value="1024" calcext:value-type="float">
            <text:p>1024</text:p>
          </table:table-cell>
          <table:table-cell table:style-name="ce6" office:value-type="float" office:value="0.010044" calcext:value-type="float">
            <text:p>0.01004</text:p>
          </table:table-cell>
          <table:table-cell table:style-name="ce6" office:value-type="float" office:value="0.009934" calcext:value-type="float">
            <text:p>0.0099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10"/>
          <table:table-cell table:number-columns-repeated="1010"/>
        </table:table-row>
        <table:table-row table:style-name="ro2">
          <table:table-cell table:style-name="ce4"/>
          <table:table-cell table:style-name="ce4" office:value-type="float" office:value="1500" calcext:value-type="float">
            <text:p>1500</text:p>
          </table:table-cell>
          <table:table-cell table:style-name="ce6" office:value-type="float" office:value="0.7678" calcext:value-type="float">
            <text:p>0.76780</text:p>
          </table:table-cell>
          <table:table-cell table:style-name="ce6" office:value-type="float" office:value="0.778" calcext:value-type="float">
            <text:p>0.77800</text:p>
          </table:table-cell>
          <table:table-cell table:style-name="ce6" office:value-type="float" office:value="0.98852" calcext:value-type="float">
            <text:p>0.98852</text:p>
          </table:table-cell>
          <table:table-cell/>
          <table:table-cell table:style-name="ce4" office:value-type="float" office:value="1500" calcext:value-type="float">
            <text:p>1500</text:p>
          </table:table-cell>
          <table:table-cell table:style-name="ce6" office:value-type="float" office:value="0.01017" calcext:value-type="float">
            <text:p>0.01017</text:p>
          </table:table-cell>
          <table:table-cell table:style-name="ce4" office:value-type="float" office:value="0.009036" calcext:value-type="float">
            <text:p>0.009036</text:p>
          </table:table-cell>
          <table:table-cell table:style-name="ce1" office:value-type="float" office:value="0.9524" calcext:value-type="float">
            <text:p>0.9524</text:p>
          </table:table-cell>
          <table:table-cell/>
          <table:table-cell table:style-name="ce1"/>
          <table:table-cell table:style-name="ce10"/>
          <table:table-cell table:number-columns-repeated="1011"/>
        </table:table-row>
        <table:table-row table:style-name="ro1">
          <table:table-cell table:style-name="ce4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99369" calcext:value-type="float">
            <text:p>0.99369</text:p>
          </table:table-cell>
          <table:table-cell table:style-name="ce1" office:value-type="float" office:value="0.97496" calcext:value-type="float">
            <text:p>0.97496</text:p>
          </table:table-cell>
          <table:table-cell table:style-name="ce1" office:value-type="float" office:value="0.98576" calcext:value-type="float">
            <text:p>0.98576</text:p>
          </table:table-cell>
          <table:table-cell/>
          <table:table-cell table:style-name="ce1" office:value-type="float" office:value="2000" calcext:value-type="float">
            <text:p>2000</text:p>
          </table:table-cell>
          <table:table-cell table:style-name="ce7" office:value-type="float" office:value="0.009568" calcext:value-type="float">
            <text:p>0.00957</text:p>
          </table:table-cell>
          <table:table-cell table:style-name="ce6" office:value-type="float" office:value="0.008618" calcext:value-type="float">
            <text:p>0.00862</text:p>
          </table:table-cell>
          <table:table-cell table:style-name="ce1" office:value-type="float" office:value="0.93372" calcext:value-type="float">
            <text:p>0.9337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4000" calcext:value-type="float">
            <text:p>4000</text:p>
          </table:table-cell>
          <table:table-cell table:style-name="ce7" office:value-type="float" office:value="0.992526" calcext:value-type="float">
            <text:p>0.99253</text:p>
          </table:table-cell>
          <table:table-cell table:style-name="ce7" office:value-type="float" office:value="0.969214" calcext:value-type="float">
            <text:p>0.96921</text:p>
          </table:table-cell>
          <table:table-cell table:style-name="ce1" office:value-type="float" office:value="0.98906" calcext:value-type="float">
            <text:p>0.98906</text:p>
          </table:table-cell>
          <table:table-cell/>
          <table:table-cell table:style-name="ce1" office:value-type="float" office:value="4000" calcext:value-type="float">
            <text:p>4000</text:p>
          </table:table-cell>
          <table:table-cell table:style-name="ce7" office:value-type="float" office:value="0.009446" calcext:value-type="float">
            <text:p>0.00945</text:p>
          </table:table-cell>
          <table:table-cell table:style-name="ce7" office:value-type="float" office:value="0.009138" calcext:value-type="float">
            <text:p>0.00914</text:p>
          </table:table-cell>
          <table:table-cell table:style-name="ce1" office:value-type="float" office:value="0.99362" calcext:value-type="float">
            <text:p>0.9936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4" office:value-type="float" office:value="5000" calcext:value-type="float">
            <text:p>5000</text:p>
          </table:table-cell>
          <table:table-cell table:style-name="ce6" office:value-type="float" office:value="0.769" calcext:value-type="float">
            <text:p>0.76900</text:p>
          </table:table-cell>
          <table:table-cell table:style-name="ce6" office:value-type="float" office:value="0.7424" calcext:value-type="float">
            <text:p>0.74240</text:p>
          </table:table-cell>
          <table:table-cell table:style-name="ce6" office:value-type="float" office:value="0.9852" calcext:value-type="float">
            <text:p>0.98520</text:p>
          </table:table-cell>
          <table:table-cell/>
          <table:table-cell table:style-name="ce4" office:value-type="float" office:value="5000" calcext:value-type="float">
            <text:p>5000</text:p>
          </table:table-cell>
          <table:table-cell table:style-name="ce6" office:value-type="float" office:value="0.010158" calcext:value-type="float">
            <text:p>0.01016</text:p>
          </table:table-cell>
          <table:table-cell table:style-name="ce6" office:value-type="float" office:value="0.00891" calcext:value-type="float">
            <text:p>0.00891</text:p>
          </table:table-cell>
          <table:table-cell table:style-name="ce4" office:value-type="float" office:value="0.98208" calcext:value-type="float">
            <text:p>0.9820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10000" calcext:value-type="float">
            <text:p>10000</text:p>
          </table:table-cell>
          <table:table-cell table:style-name="ce6" office:value-type="float" office:value="0.7682" calcext:value-type="float">
            <text:p>0.76820</text:p>
          </table:table-cell>
          <table:table-cell table:style-name="ce6" office:value-type="float" office:value="0.7447" calcext:value-type="float">
            <text:p>0.74470</text:p>
          </table:table-cell>
          <table:table-cell table:style-name="ce6" office:value-type="float" office:value="0.98548" calcext:value-type="float">
            <text:p>0.98548</text:p>
          </table:table-cell>
          <table:table-cell/>
          <table:table-cell table:style-name="ce4" office:value-type="float" office:value="10000" calcext:value-type="float">
            <text:p>10000</text:p>
          </table:table-cell>
          <table:table-cell table:style-name="ce6" office:value-type="float" office:value="0.009824" calcext:value-type="float">
            <text:p>0.00982</text:p>
          </table:table-cell>
          <table:table-cell table:style-name="ce6" office:value-type="float" office:value="0.009054" calcext:value-type="float">
            <text:p>0.00905</text:p>
          </table:table-cell>
          <table:table-cell table:style-name="ce4" office:value-type="float" office:value="0.96436" calcext:value-type="float">
            <text:p>0.96436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64000" calcext:value-type="float">
            <text:p>64000</text:p>
          </table:table-cell>
          <table:table-cell table:style-name="ce6" office:value-type="float" office:value="0.7714" calcext:value-type="float">
            <text:p>0.77140</text:p>
          </table:table-cell>
          <table:table-cell table:style-name="ce6" office:value-type="float" office:value="0.7483" calcext:value-type="float">
            <text:p>0.74830</text:p>
          </table:table-cell>
          <table:table-cell table:style-name="ce6" office:value-type="float" office:value="0.99054" calcext:value-type="float">
            <text:p>0.99054</text:p>
          </table:table-cell>
          <table:table-cell/>
          <table:table-cell table:style-name="ce4" office:value-type="float" office:value="64000" calcext:value-type="float">
            <text:p>64000</text:p>
          </table:table-cell>
          <table:table-cell table:style-name="ce6" office:value-type="float" office:value="0.00947" calcext:value-type="float">
            <text:p>0.00947</text:p>
          </table:table-cell>
          <table:table-cell table:style-name="ce6" office:value-type="float" office:value="0.008676" calcext:value-type="float">
            <text:p>0.00868</text:p>
          </table:table-cell>
          <table:table-cell table:style-name="ce4" office:value-type="float" office:value="0.96472" calcext:value-type="float">
            <text:p>0.96472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resutados.F33" table:end-x="30.42pt" table:end-y="10.49pt" draw:z-index="0" draw:name="Chart 1" draw:style-name="gr1" draw:text-style-name="P1" svg:width="449.97pt" svg:height="278.22pt" svg:x="0pt" svg:y="0.03pt">
              <draw:object draw:notify-on-update-of-ranges="resutados.B6:resutados.B14 resutados.C4:resutados.C5 resutados.C6:resutados.C14 resutados.D4:resutados.D5 resutados.D6:resutados.D14 resutados.E4:resutados.E5 resutados.E6:resutados.E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resutados.K33" table:end-x="36.37pt" table:end-y="10.49pt" draw:z-index="1" draw:name="Chart 2" draw:style-name="gr1" draw:text-style-name="P1" svg:width="449.97pt" svg:height="278.22pt" svg:x="5.95pt" svg:y="0.03pt">
              <draw:object draw:notify-on-update-of-ranges="resutados.G6:resutados.G14 resutados.H4:resutados.H5 resutados.H6:resutados.H14 resutados.I4:resutados.I5 resutados.I6:resutados.I14 resutados.J4:resutados.J5 resutados.J6:resutados.J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35">
          <table:table-cell table:number-columns-repeated="1024"/>
        </table:table-row>
        <table:table-row table:style-name="ro1">
          <table:table-cell table:style-name="ce5" table:number-columns-repeated="2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table:number-columns-repeated="5"/>
          <table:table-cell/>
          <table:table-cell table:style-name="ce5"/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4"/>
          <table:table-cell table:number-columns-repeated="5"/>
          <table:table-cell table:style-name="ce3" table:number-columns-repeated="4"/>
          <table:table-cell table:number-columns-repeated="1014"/>
        </table:table-row>
        <table:table-row table:style-name="ro1" table:number-rows-repeated="5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number-columns-repeated="6"/>
          <table:table-cell table:style-name="ce9"/>
          <table:table-cell table:number-columns-repeated="1016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tados" style:display-name="PageStyle_resutad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4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1.753cm" svg:y="4.111cm" style:legend-expansion="high" chart:style-name="ch2"/>
        <chart:plot-area chart:style-name="ch3" table:cell-range-address="resutados.B4:resutados.E14" chart:data-source-has-labels="both" svg:x="0.317cm" svg:y="0.196cm" svg:width="11.119cm" svg:height="8.394cm">
          <chartooo:coordinate-region svg:x="0.788cm" svg:y="0.396cm" svg:width="10.07cm" svg:height="7.697cm"/>
          <chart:axis chart:dimension="x" chart:name="primary-x" chart:style-name="ch4" chartooo:axis-type="text">
            <chart:title svg:x="3.894cm" svg:y="8.787cm" chart:style-name="ch5">
              <text:p>Tamanho Pacote (Bytes)</text:p>
            </chart:title>
            <chart:categories table:cell-range-address="resutados.B6:resutados.B14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resutados.C6:resutados.C14" chart:label-cell-address="resutados.C4:resutados.C5" chart:class="chart:line">
            <chart:data-point chart:repeated="9"/>
          </chart:series>
          <chart:series chart:attached-axis="primary-y" chart:style-name="ch11" chart:values-cell-range-address="resutados.D6:resutados.D14" chart:label-cell-address="resutados.D4:resutados.D5" chart:class="chart:line">
            <chart:data-point chart:repeated="9"/>
          </chart:series>
          <chart:series chart:attached-axis="secondary-y" chart:style-name="ch12" chart:values-cell-range-address="resutados.E6:resutados.E14" chart:label-cell-address="resutados.E4:resutados.E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TCP (s)</text:p>
                <text:list>
                  <text:list-item>
                    <text:p/>
                  </text:list-item>
                  <text:list-item>
                    <text:p>Tempo TCP (s)</text:p>
                  </text:list-item>
                </text:list>
                <draw:g>
                  <svg:desc>resutados.C4:resutados.C5</svg:desc>
                </draw:g>
              </table:table-cell>
              <table:table-cell office:value-type="string">
                <text:p>Tempo UDP (s)</text:p>
                <text:list>
                  <text:list-item>
                    <text:p/>
                  </text:list-item>
                  <text:list-item>
                    <text:p>Tempo UDP (s)</text:p>
                  </text:list-item>
                </text:list>
                <draw:g>
                  <svg:desc>resutados.D4:resutados.D5</svg:desc>
                </draw:g>
              </table:table-cell>
              <table:table-cell office:value-type="string">
                <text:p>% Recebido UDP</text:p>
                <text:list>
                  <text:list-item>
                    <text:p/>
                  </text:list-item>
                  <text:list-item>
                    <text:p>% Recebido UDP</text:p>
                  </text:list-item>
                </text:list>
                <draw:g>
                  <svg:desc>resutados.E4:resutados.E5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resutados.B6:resutados.B14</svg:desc>
                </draw:g>
              </table:table-cell>
              <table:table-cell office:value-type="float" office:value="3.9015">
                <text:p>3.9015</text:p>
                <draw:g>
                  <svg:desc>resutados.C6:resutados.C14</svg:desc>
                </draw:g>
              </table:table-cell>
              <table:table-cell office:value-type="float" office:value="10.6901">
                <text:p>10.6901</text:p>
                <draw:g>
                  <svg:desc>resutados.D6:resutados.D14</svg:desc>
                </draw:g>
              </table:table-cell>
              <table:table-cell office:value-type="float" office:value="0.6666">
                <text:p>0.6666</text:p>
                <draw:g>
                  <svg:desc>resutados.E6:resutados.E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756">
                <text:p>0.8756</text:p>
              </table:table-cell>
              <table:table-cell office:value-type="float" office:value="2.1034">
                <text:p>2.1034</text:p>
              </table:table-cell>
              <table:table-cell office:value-type="float" office:value="0.73878">
                <text:p>0.7387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7615">
                <text:p>0.7615</text:p>
              </table:table-cell>
              <table:table-cell office:value-type="float" office:value="0.741">
                <text:p>0.741</text:p>
              </table:table-cell>
              <table:table-cell office:value-type="float" office:value="0.9881">
                <text:p>0.988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7678">
                <text:p>0.7678</text:p>
              </table:table-cell>
              <table:table-cell office:value-type="float" office:value="0.778">
                <text:p>0.778</text:p>
              </table:table-cell>
              <table:table-cell office:value-type="float" office:value="0.98852">
                <text:p>0.9885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99369">
                <text:p>0.99369</text:p>
              </table:table-cell>
              <table:table-cell office:value-type="float" office:value="0.97496">
                <text:p>0.97496</text:p>
              </table:table-cell>
              <table:table-cell office:value-type="float" office:value="0.98576">
                <text:p>0.9857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992526">
                <text:p>0.992526</text:p>
              </table:table-cell>
              <table:table-cell office:value-type="float" office:value="0.969214">
                <text:p>0.969214</text:p>
              </table:table-cell>
              <table:table-cell office:value-type="float" office:value="0.98906">
                <text:p>0.9890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769">
                <text:p>0.769</text:p>
              </table:table-cell>
              <table:table-cell office:value-type="float" office:value="0.7424">
                <text:p>0.7424</text:p>
              </table:table-cell>
              <table:table-cell office:value-type="float" office:value="0.9852">
                <text:p>0.985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7682">
                <text:p>0.7682</text:p>
              </table:table-cell>
              <table:table-cell office:value-type="float" office:value="0.7447">
                <text:p>0.7447</text:p>
              </table:table-cell>
              <table:table-cell office:value-type="float" office:value="0.98548">
                <text:p>0.98548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0.7714">
                <text:p>0.7714</text:p>
              </table:table-cell>
              <table:table-cell office:value-type="float" office:value="0.7483">
                <text:p>0.7483</text:p>
              </table:table-cell>
              <table:table-cell office:value-type="float" office:value="0.99054">
                <text:p>0.990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1.753cm" svg:y="4.111cm" style:legend-expansion="high" chart:style-name="ch2"/>
        <chart:plot-area chart:style-name="ch3" table:cell-range-address="resutados.G4:resutados.J14" chart:data-source-has-labels="both" svg:x="0.317cm" svg:y="0.196cm" svg:width="11.119cm" svg:height="8.394cm">
          <chartooo:coordinate-region svg:x="1.079cm" svg:y="0.396cm" svg:width="9.779cm" svg:height="7.697cm"/>
          <chart:axis chart:dimension="x" chart:name="primary-x" chart:style-name="ch4" chartooo:axis-type="text">
            <chart:title svg:x="3.894cm" svg:y="8.787cm" chart:style-name="ch5">
              <text:p>Tamanho Pacote (Bytes)</text:p>
            </chart:title>
            <chart:categories table:cell-range-address="resutados.G6:resutados.G14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resutados.H6:resutados.H14" chart:label-cell-address="resutados.H4:resutados.H5" chart:class="chart:line">
            <chart:data-point chart:repeated="9"/>
          </chart:series>
          <chart:series chart:attached-axis="primary-y" chart:style-name="ch11" chart:values-cell-range-address="resutados.I6:resutados.I14" chart:label-cell-address="resutados.I4:resutados.I5" chart:class="chart:line">
            <chart:data-point chart:repeated="9"/>
          </chart:series>
          <chart:series chart:attached-axis="secondary-y" chart:style-name="ch12" chart:values-cell-range-address="resutados.J6:resutados.J14" chart:label-cell-address="resutados.J4:resutados.J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TCP (s)</text:p>
                <text:list>
                  <text:list-item>
                    <text:p/>
                  </text:list-item>
                  <text:list-item>
                    <text:p>Tempo TCP (s)</text:p>
                  </text:list-item>
                </text:list>
                <draw:g>
                  <svg:desc>resutados.H4:resutados.H5</svg:desc>
                </draw:g>
              </table:table-cell>
              <table:table-cell office:value-type="string">
                <text:p>Tempo UDP (s)</text:p>
                <text:list>
                  <text:list-item>
                    <text:p/>
                  </text:list-item>
                  <text:list-item>
                    <text:p>Tempo UDP (s)</text:p>
                  </text:list-item>
                </text:list>
                <draw:g>
                  <svg:desc>resutados.I4:resutados.I5</svg:desc>
                </draw:g>
              </table:table-cell>
              <table:table-cell office:value-type="string">
                <text:p>% Recebido UDP</text:p>
                <text:list>
                  <text:list-item>
                    <text:p/>
                  </text:list-item>
                  <text:list-item>
                    <text:p>% Recebido UDP</text:p>
                  </text:list-item>
                </text:list>
                <draw:g>
                  <svg:desc>resutados.J4:resutados.J5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resutados.G6:resutados.G14</svg:desc>
                </draw:g>
              </table:table-cell>
              <table:table-cell office:value-type="float" office:value="0.056458">
                <text:p>0.056458</text:p>
                <draw:g>
                  <svg:desc>resutados.H6:resutados.H14</svg:desc>
                </draw:g>
              </table:table-cell>
              <table:table-cell office:value-type="float" office:value="0.124786">
                <text:p>0.124786</text:p>
                <draw:g>
                  <svg:desc>resutados.I6:resutados.I14</svg:desc>
                </draw:g>
              </table:table-cell>
              <table:table-cell office:value-type="float" office:value="0.77082">
                <text:p>0.77082</text:p>
                <draw:g>
                  <svg:desc>resutados.J6:resutados.J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8492">
                <text:p>0.018492</text:p>
              </table:table-cell>
              <table:table-cell office:value-type="float" office:value="0.028668">
                <text:p>0.028668</text:p>
              </table:table-cell>
              <table:table-cell office:value-type="float" office:value="0.89486">
                <text:p>0.8948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10044">
                <text:p>0.010044</text:p>
              </table:table-cell>
              <table:table-cell office:value-type="float" office:value="0.009934">
                <text:p>0.009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1017">
                <text:p>0.01017</text:p>
              </table:table-cell>
              <table:table-cell office:value-type="float" office:value="0.009036">
                <text:p>0.009036</text:p>
              </table:table-cell>
              <table:table-cell office:value-type="float" office:value="0.9524">
                <text:p>0.952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9568">
                <text:p>0.009568</text:p>
              </table:table-cell>
              <table:table-cell office:value-type="float" office:value="0.008618">
                <text:p>0.008618</text:p>
              </table:table-cell>
              <table:table-cell office:value-type="float" office:value="0.93372">
                <text:p>0.9337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9446">
                <text:p>0.009446</text:p>
              </table:table-cell>
              <table:table-cell office:value-type="float" office:value="0.009138">
                <text:p>0.009138</text:p>
              </table:table-cell>
              <table:table-cell office:value-type="float" office:value="0.99362">
                <text:p>0.9936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10158">
                <text:p>0.010158</text:p>
              </table:table-cell>
              <table:table-cell office:value-type="float" office:value="0.00891">
                <text:p>0.00891</text:p>
              </table:table-cell>
              <table:table-cell office:value-type="float" office:value="0.98208">
                <text:p>0.9820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9824">
                <text:p>0.009824</text:p>
              </table:table-cell>
              <table:table-cell office:value-type="float" office:value="0.009054">
                <text:p>0.009054</text:p>
              </table:table-cell>
              <table:table-cell office:value-type="float" office:value="0.96436">
                <text:p>0.96436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0.00947">
                <text:p>0.00947</text:p>
              </table:table-cell>
              <table:table-cell office:value-type="float" office:value="0.008676">
                <text:p>0.008676</text:p>
              </table:table-cell>
              <table:table-cell office:value-type="float" office:value="0.96472">
                <text:p>0.964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